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0d5d2" officeooo:paragraph-rsid="0040d5d2"/>
    </style:style>
    <style:style style:name="P2" style:family="paragraph" style:parent-style-name="Standard" style:list-style-name="L7">
      <style:text-properties officeooo:rsid="004f234b" officeooo:paragraph-rsid="004f234b"/>
    </style:style>
    <style:style style:name="P3" style:family="paragraph" style:parent-style-name="Standard">
      <style:text-properties officeooo:rsid="004f234b" officeooo:paragraph-rsid="004f234b"/>
    </style:style>
    <style:style style:name="P4" style:family="paragraph" style:parent-style-name="Standard">
      <style:text-properties officeooo:rsid="005102f2" officeooo:paragraph-rsid="005102f2"/>
    </style:style>
    <style:style style:name="P5" style:family="paragraph" style:parent-style-name="Standard">
      <style:text-properties officeooo:rsid="005299dc" officeooo:paragraph-rsid="005299dc"/>
    </style:style>
    <style:style style:name="T1" style:family="text">
      <style:text-properties officeooo:rsid="0053a65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could a software developer plan for and manage changes to regulatory requirements?</text:p>
      <text:p text:style-name="P1"/>
      <text:p text:style-name="P1">Using the website below (<text:a xlink:type="simple" xlink:href="https://secureframe.com/blog/regulatory-change-management" text:style-name="Internet_20_link" text:visited-style-name="Visited_20_Internet_20_Link">https://secureframe.com/blog/regulatory-change-management</text:a>), create a checklist to help a business plan for and manage changes to regulatory requirements?</text:p>
      <text:list xml:id="list1046191120" text:style-name="L7">
        <text:list-item>
          <text:p text:style-name="P2">Identify which legislation/guidelines affect the product</text:p>
        </text:list-item>
        <text:list-item>
          <text:p text:style-name="P2">Check if legislation/guidelines have changed</text:p>
        </text:list-item>
        <text:list-item>
          <text:p text:style-name="P2">Identify what changes have been made to any legislation/guidelines</text:p>
        </text:list-item>
        <text:list-item>
          <text:p text:style-name="P2">Identify any non-compliances in current software</text:p>
        </text:list-item>
        <text:list-item>
          <text:p text:style-name="P2">Create a plan to update the software to ensure compliance</text:p>
        </text:list-item>
        <text:list-item>
          <text:p text:style-name="P2">Implement the changes</text:p>
        </text:list-item>
        <text:list-item>
          <text:p text:style-name="P2">Communicate changes to software users</text:p>
        </text:list-item>
        <text:list-item>
          <text:p text:style-name="P2">Document and monitor the changes to ensure compliance</text:p>
        </text:list-item>
      </text:list>
      <text:p text:style-name="P3"/>
      <text:p text:style-name="P3"/>
      <text:p text:style-name="P4">What is compatibility testing?</text:p>
      <text:p text:style-name="P5">Compatibility testing is a type of software testing that aims to verify whether a software product <text:span text:style-name="T1">functions correctly in its intended environment. It is concerned with checking the functionality of an application on different browsers, devices, platforms, and operating systems.</text:span></text:p>
      <text:p text:style-name="P4"/>
      <text:p text:style-name="P4">Why should it be carried out?</text:p>
      <text:p text:style-name="P4"/>
      <text:p text:style-name="P4"/>
      <text:p text:style-name="P4">Write a summary for the best practice for compatibility tes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9:06:29.523148584</meta:creation-date>
    <meta:generator>LibreOffice/7.3.7.2$Linux_X86_64 LibreOffice_project/30$Build-2</meta:generator>
    <dc:date>2025-11-20T12:06:55.545055437</dc:date>
    <meta:editing-duration>PT1H33M55S</meta:editing-duration>
    <meta:editing-cycles>19</meta:editing-cycles>
    <meta:document-statistic meta:table-count="0" meta:image-count="0" meta:object-count="0" meta:page-count="1" meta:paragraph-count="14" meta:word-count="153" meta:character-count="1055" meta:non-whitespace-character-count="924"/>
  </office:meta>
</office:document-meta>
</file>